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00421" officeooo:paragraph-rsid="00100421"/>
    </style:style>
    <style:style style:name="P3" style:family="paragraph" style:parent-style-name="Standard">
      <style:text-properties officeooo:rsid="00142a2a" officeooo:paragraph-rsid="00142a2a"/>
    </style:style>
    <style:style style:name="T1" style:family="text">
      <style:text-properties officeooo:rsid="000ec295"/>
    </style:style>
    <style:style style:name="T2" style:family="text">
      <style:text-properties officeooo:rsid="00100421"/>
    </style:style>
    <style:style style:name="T3" style:family="text">
      <style:text-properties officeooo:rsid="001085ad"/>
    </style:style>
    <style:style style:name="T4" style:family="text">
      <style:text-properties officeooo:rsid="0011b273"/>
    </style:style>
    <style:style style:name="T5" style:family="text">
      <style:text-properties officeooo:rsid="00137f1d"/>
    </style:style>
    <style:style style:name="T6" style:family="text">
      <style:text-properties officeooo:rsid="001609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¿Que es un sistema operativo y para qué sirve?</text:p>
      <text:p text:style-name="Standard"/>
      <text:p text:style-name="Standard"><text:tab/><text:span text:style-name="T2">Un sistema operativo es un programa o conjuntos de programas que gestionan los recursos de hardware, y proveen servicios a los programas de aplicación. Sirve para gestionar un equipo computarizado y los diversos periféricos que lo conforman, dirige las acciones que se llevan a cabo dentro del dispositivo y hacer ejecutar ordenes dadas por el usuario.</text:span></text:p>
      <text:p text:style-name="Standard"/>
      <text:p text:style-name="P1">2. ¿Que problemas <text:span text:style-name="T2">tendría</text:span> usar un ordenador sin sistema operativo?</text:p>
      <text:p text:style-name="Standard"/>
      <text:p text:style-name="Standard"><text:tab/><text:span text:style-name="T2">Si tendríamos problemas puesto que no funcionaria.</text:span></text:p>
      <text:p text:style-name="Standard"/>
      <text:p text:style-name="P1">3. ¿La información contenida en un DVD es software o hardware?</text:p>
      <text:p text:style-name="Standard"/>
      <text:p text:style-name="P2">La información contenida en un DVD es de software.</text:p>
      <text:p text:style-name="Standard"/>
      <text:p text:style-name="P1">4. Indica un ejemplo de firmware.</text:p>
      <text:p text:style-name="Standard"/>
      <text:p text:style-name="P2">La BIOS de un pc.</text:p>
      <text:p text:style-name="Standard"/>
      <text:p text:style-name="P1">5. ¿Puede funcionar un ordenador sin sistema operativo?. ¿Y sin disco duro o memoria RAM?.</text:p>
      <text:p text:style-name="Standard"/>
      <text:p text:style-name="Standard"><text:tab/><text:span text:style-name="T3">Un ordenador no puede funcionar sin sistema operativo, si puede funcionar tanto sin disco duro o sin memoria RAM.</text:span></text:p>
      <text:p text:style-name="Standard"/>
      <text:p text:style-name="P1">6. ¿Que es una instrucción código máquina?</text:p>
      <text:p text:style-name="Standard"/>
      <text:p text:style-name="Standard"><text:tab/>Una instrucción de <text:span text:style-name="T4">código </text:span>máquina es una orden básica que el ordenador directamente puede interpretar y ejecutar, sin requerir ningún paso previo o traducción previa.</text:p>
      <text:p text:style-name="Standard"/>
      <text:p text:style-name="P1">7. Realiza las siguientes conversiones:</text:p>
      <text:p text:style-name="Standard"/>
      <text:p text:style-name="P1">– 1024 MBytes son ............................<text:span text:style-name="T6">8192</text:span> bits</text:p>
      <text:p text:style-name="P1">– 10 GBytes son ………………….<text:span text:style-name="T6">10000</text:span> KBytes</text:p>
      <text:p text:style-name="P1">– 2048 KBytes son ..........................<text:span text:style-name="T6">2048000 </text:span>MBytes</text:p>
      <text:p text:style-name="P1">– 2000 MBytes son ...........................<text:span text:style-name="T6">2000000000</text:span> Tbytes</text:p>
      <text:p text:style-name="Standard"/>
      <text:p text:style-name="Standard"/>
      <text:p text:style-name="P1">8. ¿Qué es el código Ascii y para qué sirve?</text:p>
      <text:p text:style-name="Standard"/>
      <text:p text:style-name="Standard"><text:tab/><text:span text:style-name="T5">El código ASCII </text:span>es un código de caracteres basado en el alfabeto latino, tal como se usa en inglés moderno <text:span text:style-name="T5">con una solución para unificar la representación de caracteres alfanuméricos en las computadoras. Sirve para estandarizar las manera cómo ordenadores representan Letras, números, acentos, varios signos y algunos códigos de control.</text:span></text:p>
      <text:p text:style-name="Standard"/>
      <text:p text:style-name="P1">9. ¿En qué se diferencian los sistemas ASCII y UNICODE?</text:p>
      <text:p text:style-name="Standard"/>
      <text:p text:style-name="Standard">Unicode es una expedición de Unicode Consortium para codificar todos los idiomas posibles, pero ASCII solo se utiliza para la codificación frecuente del inglés americano.</text:p>
      <text:p text:style-name="Standard"/>
      <text:p text:style-name="Standard"/>
      <text:p text:style-name="P1"><text:soft-page-break/>1<text:span text:style-name="T1">0</text:span>. ¿Cuantos caracteres diferentes podemos representar con código ASCII?. ¿Y con UNICODE?</text:p>
      <text:p text:style-name="Standard"/>
      <text:p text:style-name="P3">Se pueden representar 128 caracteres en código ASCII y en versión extendida 256 caracteres.</text:p>
      <text:p text:style-name="P3">Se pueden representar <text:s/>136.755 caracteres tiene el código UNICOD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7T18:38:15.855905169</meta:creation-date>
    <dc:date>2019-10-08T18:24:18.855789920</dc:date>
    <dc:creator>I116-05 </dc:creator>
    <meta:editing-duration>PT30M13S</meta:editing-duration>
    <meta:editing-cycles>7</meta:editing-cycles>
    <meta:generator>LibreOffice/6.0.4.1$Linux_X86_64 LibreOffice_project/00m0$Build-1</meta:generator>
    <meta:document-statistic meta:table-count="0" meta:image-count="0" meta:object-count="0" meta:page-count="2" meta:paragraph-count="24" meta:word-count="336" meta:character-count="2198" meta:non-whitespace-character-count="1876"/>
  </office:meta>
</office:document-meta>
</file>